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style:font-name="Arial" officeooo:rsid="0017a9cc" officeooo:paragraph-rsid="0017a9cc"/>
    </style:style>
    <style:style style:name="P2" style:family="paragraph" style:parent-style-name="Standard">
      <style:paragraph-properties fo:text-align="start" style:justify-single-word="false"/>
      <style:text-properties style:font-name="Arial"/>
    </style:style>
    <style:style style:name="P3" style:family="paragraph" style:parent-style-name="Standard" style:list-style-name="L1">
      <style:paragraph-properties fo:text-align="start" style:justify-single-word="false"/>
      <style:text-properties fo:color="#000000" loext:opacity="100%" officeooo:paragraph-rsid="0017a9cc"/>
    </style:style>
    <style:style style:name="P4" style:family="paragraph" style:parent-style-name="Text_20_body" style:list-style-name="L1">
      <style:paragraph-properties fo:text-align="start" style:justify-single-word="false"/>
      <style:text-properties fo:color="#000000" loext:opacity="100%" officeooo:rsid="0017a9cc" officeooo:paragraph-rsid="0017a9cc"/>
    </style:style>
    <style:style style:name="P5" style:family="paragraph" style:parent-style-name="Text_20_body" style:list-style-name="L1">
      <style:paragraph-properties fo:text-align="start" style:justify-single-word="false"/>
      <style:text-properties fo:color="#000000" loext:opacity="100%" officeooo:rsid="0017a9cc" officeooo:paragraph-rsid="0017a9cc" fo:background-color="transparent"/>
    </style:style>
    <style:style style:name="P6" style:family="paragraph" style:parent-style-name="Text_20_body" style:list-style-name="L1">
      <style:paragraph-properties fo:text-align="start" style:justify-single-word="false"/>
      <style:text-properties fo:color="#2a6099" loext:opacity="100%" officeooo:rsid="0017a9cc" officeooo:paragraph-rsid="0017a9cc" fo:background-color="transparent"/>
    </style:style>
    <style:style style:name="P7" style:family="paragraph" style:parent-style-name="Text_20_body" style:list-style-name="L1">
      <style:paragraph-properties fo:text-align="start" style:justify-single-word="false"/>
      <style:text-properties fo:color="#2a6099" loext:opacity="100%" officeooo:paragraph-rsid="0017a9cc"/>
    </style:style>
    <style:style style:name="P8" style:family="paragraph" style:parent-style-name="Text_20_body">
      <style:paragraph-properties fo:text-align="start" style:justify-single-word="false"/>
      <style:text-properties fo:color="#2a6099" loext:opacity="100%" officeooo:paragraph-rsid="0017a9cc"/>
    </style:style>
    <style:style style:name="P9" style:family="paragraph" style:parent-style-name="Text_20_body" style:list-style-name="L1">
      <style:paragraph-properties fo:text-align="start" style:justify-single-word="false"/>
    </style:style>
    <style:style style:name="P10" style:family="paragraph" style:parent-style-name="Text_20_body" style:list-style-name="L1">
      <style:paragraph-properties fo:text-align="start" style:justify-single-word="false"/>
      <style:text-properties officeooo:paragraph-rsid="0017a9cc"/>
    </style:style>
    <style:style style:name="P11" style:family="paragraph" style:parent-style-name="Text_20_body">
      <style:paragraph-properties fo:text-align="start" style:justify-single-word="false"/>
      <style:text-properties officeooo:paragraph-rsid="0017a9cc"/>
    </style:style>
    <style:style style:name="T1" style:family="text">
      <style:text-properties style:font-name="Arial"/>
    </style:style>
    <style:style style:name="T2" style:family="text">
      <style:text-properties style:font-name="Arial" officeooo:rsid="0017a9cc"/>
    </style:style>
    <style:style style:name="T3" style:family="text">
      <style:text-properties style:font-name="Arial" fo:font-weight="normal" style:font-weight-asian="normal" style:font-weight-complex="normal"/>
    </style:style>
    <style:style style:name="T4" style:family="text">
      <style:text-properties style:font-name="Arial" fo:font-weight="bold" style:font-weight-asian="bold" style:font-weight-complex="bold"/>
    </style:style>
    <style:style style:name="T5" style:family="text">
      <style:text-properties fo:color="#2a6099" loext:opacity="100%" style:font-name="Arial"/>
    </style:style>
    <style:style style:name="T6" style:family="text">
      <style:text-properties fo:color="#2a6099" loext:opacity="100%" style:font-name="Arial" fo:font-weight="bold" style:font-weight-asian="bold" style:font-weight-complex="bold"/>
    </style:style>
    <style:style style:name="T7" style:family="text">
      <style:text-properties fo:color="#2a6099" loext:opacity="100%" style:font-name="Arial" fo:font-weight="normal" style:font-weight-asian="normal" style:font-weight-complex="normal"/>
    </style:style>
    <style:style style:name="T8" style:family="text">
      <style:text-properties fo:color="#000000" loext:opacity="100%" style:font-name="Arial"/>
    </style:style>
    <style:style style:name="T9" style:family="text">
      <style:text-properties fo:color="#000000" loext:opacity="100%" style:font-name="Arial" officeooo:rsid="0017a9cc" fo:background-color="transparent" loext:char-shading-value="0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957872476" text:style-name="L1">
        <text:list-header>
          <text:p text:style-name="P10"><text:span text:style-name="Strong_20_Emphasis"><text:span text:style-name="T2">¿</text:span></text:span><text:span text:style-name="Strong_20_Emphasis"><text:span text:style-name="T1">Cuál de las siguientes afirmaciones es cierta en relación a los diagramas de flujo?</text:span></text:span></text:p>
          <text:p text:style-name="P10"><text:span text:style-name="Strong_20_Emphasis"><text:span text:style-name="T3">a) Pueden tener cualquier número de nodos de inicio. </text:span></text:span></text:p>
        </text:list-header>
      </text:list>
      <text:p text:style-name="P11"><text:span text:style-name="Strong_20_Emphasis"><text:span text:style-name="T3"><text:tab/>b) Deben tener un único nodo de final. </text:span></text:span></text:p>
      <text:list xml:id="list171025717829997" text:continue-numbering="true" text:style-name="L1">
        <text:list-header>
          <text:p text:style-name="P10"><text:span text:style-name="Strong_20_Emphasis"><text:span text:style-name="T7">c) Deben tener un único nodo de inicio y al menos uno de final. </text:span></text:span></text:p>
          <text:p text:style-name="P10"><text:span text:style-name="Strong_20_Emphasis"><text:span text:style-name="T3">d) No tienen nodo de inicio y deben tener uno o más nodos de final. </text:span></text:span><text:span text:style-name="T3"><text:line-break/> </text:span></text:p>
          <text:p text:style-name="P9"><text:span text:style-name="Strong_20_Emphasis"><text:span text:style-name="T1">Si queremos saber de cuántos modos distintos podemos tomar N elementos de un conjunto de M y ordenar esos N, estaremos calculando entonces el número de permutaciones.</text:span></text:span><text:span text:style-name="T1"><text:line-break/></text:span><text:span text:style-name="T5">Verdadero</text:span></text:p>
          <text:p text:style-name="P4"><text:span text:style-name="T2">F</text:span><text:span text:style-name="T1">also</text:span></text:p>
          <text:p text:style-name="P10"><text:span text:style-name="Strong_20_Emphasis"><text:span text:style-name="T1">Si queremos saber de cuántos modos distintos podemos tomar N elementos de un conjunto de M, estaremos calculando entonces el número de variaciones.</text:span></text:span><text:span text:style-name="T1"><text:line-break/></text:span><text:span text:style-name="T5">Verdadero</text:span></text:p>
          <text:p text:style-name="P4"><text:span text:style-name="T1">Falso</text:span></text:p>
          <text:p text:style-name="P10"><text:span text:style-name="Strong_20_Emphasis"><text:span text:style-name="T1">Si queremos saber de cuántos modos distintos podemos ordenar una lista, estaremos calculando entonces el número de permutaciones.</text:span></text:span><text:span text:style-name="T1"><text:line-break/></text:span><text:span text:style-name="T5">Verdadero</text:span></text:p>
          <text:p text:style-name="P4"><text:span text:style-name="T1">Falso</text:span></text:p>
          <text:p text:style-name="P9"><text:span text:style-name="Strong_20_Emphasis"><text:span text:style-name="T1">¿Cuál de las siguientes afirmaciones es correcta respecto de la complejidad de algoritmos?</text:span></text:span></text:p>
          <text:p text:style-name="P10"><text:span text:style-name="T1">a) Un algoritmo de tiempo polinomial siempre emplea menos tiempo en resolver un problema que uno exponencial. </text:span></text:p>
          <text:p text:style-name="P10"><text:span text:style-name="T1">b) Un algoritmo de tiempo exponencial siempre emplea menos tiempo en resolver un problema que uno polinomial. </text:span></text:p>
          <text:p text:style-name="P10"><text:span text:style-name="T1">c) Un algoritmo de tiempo exponencial siempre termina siendo más rápido que uno de tiempo polinomial si el tamaño de la entrada es lo suficientemente grande. </text:span></text:p>
          <text:p text:style-name="P7"><text:span text:style-name="T1">d) Un algoritmo de tiempo polinomial siempre termina siendo más rápido que uno de tiempo exponencial si el tamaño de la entrada es lo suficientemente grande. </text:span></text:p>
        </text:list-header>
      </text:list>
      <text:p text:style-name="P8"><text:span text:style-name="T1"/></text:p>
      <text:p text:style-name="P8"><text:span text:style-name="T1"/></text:p>
      <text:list xml:id="list171025709034941" text:continue-numbering="true" text:style-name="L1">
        <text:list-header>
          <text:p text:style-name="P10"><text:soft-page-break/><text:span text:style-name="Strong_20_Emphasis"><text:span text:style-name="T1">La Analítica de Datos está contenida dentro del Análisis de Datos.</text:span></text:span><text:span text:style-name="T1"><text:line-break/></text:span><text:span text:style-name="T5">Verdadero</text:span></text:p>
          <text:p text:style-name="P4"><text:span text:style-name="T1">Falso</text:span></text:p>
          <text:p text:style-name="P10"><text:span text:style-name="Strong_20_Emphasis"><text:span text:style-name="T1">La limpieza de datos es una de las actividades de la Analítica de Datos.</text:span></text:span><text:span text:style-name="T1"><text:line-break/></text:span><text:span text:style-name="T5">Verdadero</text:span></text:p>
          <text:p text:style-name="P4"><text:span text:style-name="T1">Falso</text:span></text:p>
          <text:p text:style-name="P10"><text:span text:style-name="Strong_20_Emphasis"><text:span text:style-name="T1">El Gobierno de Datos es una de las actividades del Análisis de Datos.</text:span></text:span><text:span text:style-name="T1"><text:line-break/></text:span><text:span text:style-name="T5">Verdadero</text:span></text:p>
          <text:p text:style-name="P4"><text:span text:style-name="T1">Falso</text:span></text:p>
          <text:p text:style-name="P10"><text:span text:style-name="Strong_20_Emphasis"><text:span text:style-name="T1">¿Podemos en R operar un vector con un número?</text:span></text:span><text:span text:style-name="T1"><text:line-break/></text:span><text:span text:style-name="T5">Verdadero</text:span></text:p>
          <text:p text:style-name="P4"><text:span text:style-name="T1">Falso</text:span></text:p>
          <text:p text:style-name="P10"><text:span text:style-name="Strong_20_Emphasis"><text:span text:style-name="T1">¿Usaremos el operador &lt;= para asignar valores a una variable?</text:span></text:span><text:span text:style-name="T1"><text:line-break/></text:span><text:span text:style-name="T8">Verdadero</text:span></text:p>
          <text:p text:style-name="P6"><text:span text:style-name="T1">Falso</text:span></text:p>
          <text:p text:style-name="P10"><text:span text:style-name="Strong_20_Emphasis"><text:span text:style-name="T1">¿Podemos asignar nombres a los elementos de un vector?</text:span></text:span><text:span text:style-name="T1"><text:line-break/></text:span><text:span text:style-name="T5">Verdadero</text:span></text:p>
          <text:p text:style-name="P4"><text:span text:style-name="T1">Falso</text:span></text:p>
          <text:p text:style-name="P9"><text:span text:style-name="Strong_20_Emphasis"><text:span text:style-name="T1">¿Cuál de las siguientes afirmaciones es correcta respecto de arrays y matrices en R?</text:span></text:span></text:p>
        </text:list-header>
      </text:list>
      <text:p text:style-name="P11"><text:span text:style-name="T1"><text:tab/>a) Son de dimensiones equivalentes. </text:span></text:p>
      <text:p text:style-name="P11"><text:span text:style-name="T1"><text:tab/>b) Las matrices son bidimensioneles mientras que los arrays pueden tener hasta 3 <text:tab/>dimensiones.</text:span></text:p>
      <text:p text:style-name="P8"><text:span text:style-name="T1"><text:tab/>c) Las matrices son bidimensioneles mientras que los arrays pueden tener <text:tab/>cualquier número de dimensiones.</text:span></text:p>
      <text:p text:style-name="P11"><text:span text:style-name="T1"><text:tab/>d) Los arrays son bidimensioneles mientras que las matrices pueden tener <text:tab/>cualquier número de dimensiones. </text:span></text:p>
      <text:list xml:id="list171025660620739" text:continue-numbering="true" text:style-name="L1">
        <text:list-header>
          <text:p text:style-name="P9"><text:span text:style-name="Strong_20_Emphasis"><text:span text:style-name="T1">¿Cuál de las siguientes afirmaciones es correcta en relación a listas y dataframes en R?</text:span></text:span></text:p>
        </text:list-header>
      </text:list>
      <text:p text:style-name="P11"><text:span text:style-name="T1"><text:tab/></text:span><text:span text:style-name="T5">a) Las listas son unidimensionales y los dataframes bidimensionales.</text:span><text:span text:style-name="T1"> </text:span></text:p>
      <text:p text:style-name="P11"><text:span text:style-name="T1"><text:tab/>b) Los dataframes son bidimensionales, con celdas de cualquier tipo sin restricción. <text:tab/>c) Las listas son unidimensionales y los dataframes pueden tener cualquier <text:tab/>dimensión. </text:span></text:p>
      <text:p text:style-name="P11"><text:soft-page-break/><text:span text:style-name="T1"><text:tab/>d) Los dataframes tienen dos dimensiones más que las listas. </text:span></text:p>
      <text:list xml:id="list171024420510941" text:continue-numbering="true" text:style-name="L1">
        <text:list-header>
          <text:p text:style-name="P10"><text:span text:style-name="Strong_20_Emphasis"><text:span text:style-name="T1">¿Para escribir valores por pantalla con Python usaremos la función eco?</text:span></text:span><text:span text:style-name="T1"><text:line-break/></text:span><text:span text:style-name="T8">Verdadero</text:span></text:p>
          <text:p text:style-name="P6"><text:span text:style-name="T1">Falso</text:span></text:p>
          <text:p text:style-name="P10"><text:span text:style-name="Strong_20_Emphasis"><text:span text:style-name="T1">¿Podemos añadir comentarios usando el carácter especial $?</text:span></text:span><text:span text:style-name="T1"><text:line-break/></text:span><text:span text:style-name="T8">Verdadero</text:span></text:p>
          <text:p text:style-name="P6"><text:span text:style-name="T1">Falso</text:span></text:p>
          <text:p text:style-name="P10"><text:span text:style-name="Strong_20_Emphasis"><text:span text:style-name="T1">¿Las listas en Python pueden contener dentro otras listas hasta cualquier nivel de anidación?</text:span></text:span><text:span text:style-name="T1"><text:line-break/></text:span><text:span text:style-name="T5">Verdadero</text:span></text:p>
          <text:p text:style-name="P5"><text:span text:style-name="T1">Falso</text:span></text:p>
          <text:p text:style-name="P10"><text:span text:style-name="Strong_20_Emphasis"><text:span text:style-name="T1">¿Con NumPy podemos crear arrays a partir de listas?</text:span></text:span><text:span text:style-name="T1"><text:line-break/></text:span><text:span text:style-name="T5">Verdadero</text:span></text:p>
          <text:p text:style-name="P5"><text:span text:style-name="T1">Falso</text:span></text:p>
          <text:p text:style-name="P10"><text:span text:style-name="Strong_20_Emphasis"><text:span text:style-name="T1">¿Para acceder a un array de NumPy usaremos la sintaxis x[inicio:paso:final], suponiendo que x es un array?</text:span></text:span></text:p>
          <text:p text:style-name="P3"><text:span text:style-name="T1">Verdadero</text:span></text:p>
          <text:p text:style-name="P10"><text:span text:style-name="T1"><text:line-break/></text:span><text:span text:style-name="T5">Falso</text:span></text:p>
          <text:p text:style-name="P10"><text:span text:style-name="Strong_20_Emphasis"><text:span text:style-name="T1">¿Si x es un array bidimensional de NumPy, para tomar el valor de columna de índice 0 y fila de índice 0 accederemos mediante x[0][0]?</text:span></text:span><text:span text:style-name="T1"><text:line-break/></text:span><text:span text:style-name="T5">Verdadero</text:span></text:p>
          <text:p text:style-name="P5"><text:span text:style-name="T1">Falso</text:span></text:p>
          <text:p text:style-name="P9"><text:span text:style-name="Strong_20_Emphasis"><text:span text:style-name="T1">¿Cuáles de las siguientes afirmaciones son ciertas en relación a los DataFrames de Pandas?</text:span></text:span><text:span text:style-name="T1"><text:line-break/></text:span></text:p>
        </text:list-header>
      </text:list>
      <text:p text:style-name="P11"><text:span text:style-name="T1"><text:tab/>a) Podemos añadir columnas con add y eliminarlas con del. </text:span></text:p>
      <text:p text:style-name="P11"><text:span text:style-name="T1"><text:tab/>b) No podemos añadir columnas una vez creado el DataFrame. </text:span></text:p>
      <text:p text:style-name="P8"><text:span text:style-name="T1"><text:tab/>c) Podemos añadir columnas accediendo al array mediante el nombre que tendrá la <text:tab/>nueva columna, o eliminar columnas utilizando del.</text:span></text:p>
      <text:p text:style-name="P11"><text:span text:style-name="T1"><text:tab/>d) Podemos añadir columnas pero no eliminarlas</text:span></text:p>
      <text:p text:style-name="P11"><text:span text:style-name="T1"/></text:p>
      <text:p text:style-name="P11"><text:span text:style-name="T1"/></text:p>
      <text:list xml:id="list171024516471934" text:continue-numbering="true" text:style-name="L1">
        <text:list-header>
          <text:p text:style-name="P9"><text:soft-page-break/><text:span text:style-name="Strong_20_Emphasis"><text:span text:style-name="T1">¿Cuáles de las siguientes afirmaciones son correctas respecto de Matplotlib?</text:span></text:span><text:span text:style-name="T1"><text:line-break/></text:span></text:p>
        </text:list-header>
      </text:list>
      <text:p text:style-name="P11"><text:span text:style-name="T1"><text:tab/>a) Sólo puede emplearse con arrays de NumPy. </text:span></text:p>
      <text:p text:style-name="P11"><text:span text:style-name="T1"><text:tab/></text:span><text:span text:style-name="T5">b) Puede emplearse con DataFrames y Series de Pandas.</text:span><text:span text:style-name="T1"> </text:span></text:p>
      <text:p text:style-name="P8"><text:span text:style-name="T1"><text:tab/>c) Puede crear diversos tipos de gráficos, entre ellos los de línea, de puntos o <text:tab/>de <text:tab/>barra.</text:span></text:p>
      <text:p text:style-name="P11"><text:span text:style-name="T1"><text:tab/>d) Sólo puede dibujar un gráfico a la vez </text:span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officeooo:rsid="0017a9cc" officeooo:paragraph-rsid="0017a9c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Samuel Arteaga López<text:tab/><text:tab/>IA &amp; Big Data</text:p>
      </style:header>
      <style:footer>
        <text:p text:style-name="Footer"><text:tab/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2-14T16:54:56.521000000</meta:creation-date>
    <dc:date>2025-02-14T17:09:28.580000000</dc:date>
    <meta:editing-duration>PT3M41S</meta:editing-duration>
    <meta:editing-cycles>1</meta:editing-cycles>
    <meta:generator>LibreOffice/7.1.2.2$Windows_X86_64 LibreOffice_project/8a45595d069ef5570103caea1b71cc9d82b2aae4</meta:generator>
    <meta:document-statistic meta:table-count="0" meta:image-count="0" meta:object-count="0" meta:page-count="4" meta:paragraph-count="62" meta:word-count="650" meta:character-count="4048" meta:non-whitespace-character-count="3411"/>
  </office:meta>
</office:document-meta>
</file>